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99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517cm"/>
    </style:style>
    <style:style style:name="co5" style:family="table-column">
      <style:table-column-properties fo:break-before="auto" style:column-width="1.549cm"/>
    </style:style>
    <style:style style:name="co6" style:family="table-column">
      <style:table-column-properties fo:break-before="auto" style:column-width="1.457cm"/>
    </style:style>
    <style:style style:name="co7" style:family="table-column">
      <style:table-column-properties fo:break-before="auto" style:column-width="1.67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3.371cm"/>
    </style:style>
    <style:style style:name="co10" style:family="table-column">
      <style:table-column-properties fo:break-before="auto" style:column-width="2.7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fo:background-color="#e6e6ff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e6e6ff" fo:border-left="0.002cm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23ff23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order-bottom="none" fo:background-color="#e6e6ff" fo:border-left="none" fo:border-right="none" fo:border-top="0.002cm solid #000000"/>
    </style:style>
    <style:style style:name="ce15" style:family="table-cell" style:parent-style-name="Default">
      <style:table-cell-properties fo:background-color="#e6e6ff"/>
    </style:style>
    <style:style style:name="ce16" style:family="table-cell" style:parent-style-name="Default">
      <style:table-cell-properties fo:background-color="#23ff23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fo:background-color="#cccccc"/>
      <style:text-properties style:use-window-font-color="true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order-bottom="none" fo:border-left="none" fo:border-right="0.002cm solid #000000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</style:style>
    <style:style style:name="ce24" style:family="table-cell" style:parent-style-name="Default">
      <style:table-cell-properties fo:background-color="#c0c0c0"/>
    </style:style>
    <style:style style:name="ce25" style:family="table-cell" style:parent-style-name="Default">
      <style:table-cell-properties fo:border-bottom="none" fo:background-color="#e6e6ff" fo:border-left="none" fo:border-right="0.002cm solid #000000" fo:border-top="0.002cm solid #000000"/>
    </style:style>
    <style:style style:name="ce26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7" style:family="table-cell" style:parent-style-name="Default">
      <style:table-cell-properties fo:border-bottom="none" fo:border-left="none" fo:border-right="0.002cm solid #000000" fo:border-top="none"/>
    </style:style>
    <style:style style:name="ce28" style:family="table-cell" style:parent-style-name="Default">
      <style:table-cell-properties fo:border-bottom="none" fo:background-color="#e6e6ff" fo:border-left="none" fo:border-right="0.002cm solid #000000" fo:border-top="none"/>
    </style:style>
    <style:style style:name="ce29" style:family="table-cell" style:parent-style-name="Default">
      <style:table-cell-properties fo:border-bottom="none" fo:background-color="#23ff23" fo:border-left="none" fo:border-right="0.002cm solid #000000" fo:border-top="none"/>
    </style:style>
    <style:style style:name="ce30" style:family="table-cell" style:parent-style-name="Default" style:data-style-name="N100">
      <style:table-cell-properties style:text-align-source="fix" style:repeat-content="false" style:shrink-to-fit="true" style:vertical-align="middle"/>
      <style:paragraph-properties fo:text-align="center"/>
    </style:style>
  </office:automatic-styles>
  <office:body>
    <office:spreadsheet>
      <table:table table:name="Arkusz1" table:style-name="ta1" table:print-ranges="Arkusz1.A1:Arkusz1.M32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ce27"/>
        <table:table-column table:style-name="co9" table:default-cell-style-name="Default"/>
        <table:table-column table:style-name="co10" table:default-cell-style-name="Default"/>
        <table:table-column table:style-name="co1" table:number-columns-repeated="1011" table:default-cell-style-name="Default"/>
        <table:table-row table:style-name="ro2">
          <table:table-cell table:style-name="ce1" office:value-type="string" table:number-columns-spanned="11" table:number-rows-spanned="1">
            <text:p>Remisy na koniec – progresja ciągiem fiboonacciego</text:p>
          </table:table-cell>
          <table:covered-table-cell table:number-columns-repeated="10" table:style-name="ce13"/>
          <table:table-cell table:style-name="ce13" table:number-columns-repeated="1013"/>
        </table:table-row>
        <table:table-row table:style-name="ro1">
          <table:table-cell table:style-name="ce2" office:value-type="string">
            <text:p>Włochy 2</text:p>
          </table:table-cell>
          <table:table-cell table:style-name="ce2"/>
          <table:table-cell table:style-name="ce2" office:value-type="float" office:value="2003">
            <text:p>2003</text:p>
          </table:table-cell>
          <table:table-cell table:style-name="ce2" office:value-type="float" office:value="2004">
            <text:p>2004</text:p>
          </table:table-cell>
          <table:table-cell table:style-name="ce2" office:value-type="float" office:value="2005">
            <text:p>2005</text:p>
          </table:table-cell>
          <table:table-cell table:style-name="ce2" office:value-type="float" office:value="2006">
            <text:p>2006</text:p>
          </table:table-cell>
          <table:table-cell table:style-name="ce2" office:value-type="float" office:value="2007">
            <text:p>2007</text:p>
          </table:table-cell>
          <table:table-cell table:style-name="ce2" office:value-type="float" office:value="2008">
            <text:p>2008</text:p>
          </table:table-cell>
          <table:table-cell table:style-name="ce2" office:value-type="float" office:value="2009">
            <text:p>2009</text:p>
          </table:table-cell>
          <table:table-cell table:style-name="ce2" office:value-type="float" office:value="2010">
            <text:p>2010</text:p>
          </table:table-cell>
          <table:table-cell table:style-name="ce2" office:value-type="float" office:value="2011">
            <text:p>2011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3" office:value-type="string">
            <text:p>zapotrzebowanie [zł]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210">
            <text:p>-210</text:p>
          </table:table-cell>
          <table:table-cell table:style-name="ce3" office:value-type="float" office:value="-810">
            <text:p>-810</text:p>
          </table:table-cell>
          <table:table-cell table:style-name="ce3" office:value-type="float" office:value="-50">
            <text:p>-50</text:p>
          </table:table-cell>
          <table:table-cell table:style-name="ce3" office:value-type="float" office:value="-400">
            <text:p>-400</text:p>
          </table:table-cell>
          <table:table-cell table:style-name="ce3" office:value-type="float" office:value="-25">
            <text:p>-25</text:p>
          </table:table-cell>
          <table:table-cell table:style-name="ce24" office:value-type="float" office:value="-28000">
            <text:p>-28000</text:p>
          </table:table-cell>
          <table:table-cell table:style-name="ce3" office:value-type="float" office:value="-1250">
            <text:p>-1250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Default"/>
          <table:table-cell office:value-type="string">
            <text:p>efekt [zł]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office:value-type="float" office:value="2000">
            <text:p>2000</text:p>
          </table:table-cell>
          <table:table-cell office:value-type="float" office:value="200">
            <text:p>200</text:p>
          </table:table-cell>
          <table:table-cell office:value-type="float" office:value="1950">
            <text:p>1950</text:p>
          </table:table-cell>
          <table:table-cell office:value-type="float" office:value="600">
            <text:p>600</text:p>
          </table:table-cell>
          <table:table-cell table:style-name="ce24" office:value-type="float" office:value="20000">
            <text:p>20000</text:p>
          </table:table-cell>
          <table:table-cell office:value-type="float" office:value="1200">
            <text:p>120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/>
          <table:table-cell office:value-type="string">
            <text:p>stopa zwrotu [%]</text:p>
          </table:table-cell>
          <table:table-cell table:formula="of:=[.C4]/(-[.C3])*100" office:value-type="float" office:value="20000">
            <text:p>20000</text:p>
          </table:table-cell>
          <table:table-cell table:formula="of:=[.D4]/(-[.D3])*100" office:value-type="float" office:value="523.809523809524">
            <text:p>523,8095238095</text:p>
          </table:table-cell>
          <table:table-cell table:formula="of:=[.E4]/(-[.E3])*100" office:value-type="float" office:value="246.913580246914">
            <text:p>246,9135802469</text:p>
          </table:table-cell>
          <table:table-cell table:formula="of:=[.F4]/(-[.F3])*100" office:value-type="float" office:value="400">
            <text:p>400</text:p>
          </table:table-cell>
          <table:table-cell table:formula="of:=[.G4]/(-[.G3])*100" office:value-type="float" office:value="487.5">
            <text:p>487,5</text:p>
          </table:table-cell>
          <table:table-cell table:formula="of:=[.H4]/(-[.H3])*100" office:value-type="float" office:value="2400">
            <text:p>2400</text:p>
          </table:table-cell>
          <table:table-cell table:formula="of:=[.I4]/(-[.I3])*100" office:value-type="float" office:value="71.4285714285714">
            <text:p>71,4285714286</text:p>
          </table:table-cell>
          <table:table-cell table:formula="of:=[.J4]/(-[.J3])*100" office:value-type="float" office:value="96">
            <text:p>96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table:number-columns-spanned="12" table:number-rows-spanned="1">
            <text:p>Remisy na koniec – progresja iloczynowa</text:p>
          </table:table-cell>
          <table:covered-table-cell table:number-columns-repeated="9"/>
          <table:covered-table-cell table:style-name="Default"/>
          <table:covered-table-cell/>
          <table:table-cell table:number-columns-repeated="1012"/>
        </table:table-row>
        <table:table-row table:style-name="ro1">
          <table:table-cell table:style-name="ce4" office:value-type="string">
            <text:p>Francja 1</text:p>
          </table:table-cell>
          <table:table-cell table:style-name="ce14"/>
          <table:table-cell table:style-name="ce14" office:value-type="float" office:value="2003">
            <text:p>2003</text:p>
          </table:table-cell>
          <table:table-cell table:style-name="ce14" office:value-type="float" office:value="2004">
            <text:p>2004</text:p>
          </table:table-cell>
          <table:table-cell table:style-name="ce14" office:value-type="float" office:value="2005">
            <text:p>2005</text:p>
          </table:table-cell>
          <table:table-cell table:style-name="ce14" office:value-type="float" office:value="2006">
            <text:p>2006</text:p>
          </table:table-cell>
          <table:table-cell table:style-name="ce14" office:value-type="float" office:value="2007">
            <text:p>2007</text:p>
          </table:table-cell>
          <table:table-cell table:style-name="ce14" office:value-type="float" office:value="2008">
            <text:p>2008</text:p>
          </table:table-cell>
          <table:table-cell table:style-name="ce14" office:value-type="float" office:value="2009">
            <text:p>2009</text:p>
          </table:table-cell>
          <table:table-cell table:style-name="ce14" office:value-type="float" office:value="2010">
            <text:p>2010</text:p>
          </table:table-cell>
          <table:table-cell table:style-name="ce25" office:value-type="float" office:value="2011">
            <text:p>2011</text:p>
          </table:table-cell>
          <table:table-cell table:style-name="ce15" table:number-columns-repeated="1013"/>
        </table:table-row>
        <table:table-row table:style-name="ro1">
          <table:table-cell/>
          <table:table-cell table:style-name="ce3" office:value-type="string">
            <text:p>zapotrzebowanie [zł]</text:p>
          </table:table-cell>
          <table:table-cell table:style-name="ce3" office:value-type="float" office:value="-500">
            <text:p>-500</text:p>
          </table:table-cell>
          <table:table-cell table:style-name="ce3" office:value-type="float" office:value="-7">
            <text:p>-7</text:p>
          </table:table-cell>
          <table:table-cell table:style-name="ce3" office:value-type="float" office:value="-2315">
            <text:p>-2315</text:p>
          </table:table-cell>
          <table:table-cell table:style-name="ce3" office:value-type="float" office:value="-30">
            <text:p>-30</text:p>
          </table:table-cell>
          <table:table-cell table:style-name="ce3" office:value-type="float" office:value="-2730">
            <text:p>-2730</text:p>
          </table:table-cell>
          <table:table-cell table:style-name="ce3" office:value-type="float" office:value="-2186">
            <text:p>-2186</text:p>
          </table:table-cell>
          <table:table-cell table:style-name="ce3" office:value-type="float" office:value="-540">
            <text:p>-540</text:p>
          </table:table-cell>
          <table:table-cell table:style-name="ce3" office:value-type="float" office:value="-300">
            <text:p>-300</text:p>
          </table:table-cell>
          <table:table-cell table:style-name="ce26"/>
          <table:table-cell table:style-name="ce3" table:number-columns-repeated="1013"/>
        </table:table-row>
        <table:table-row table:style-name="ro1">
          <table:table-cell/>
          <table:table-cell office:value-type="string">
            <text:p>efekt [zł]</text:p>
          </table:table-cell>
          <table:table-cell office:value-type="float" office:value="1100">
            <text:p>1100</text:p>
          </table:table-cell>
          <table:table-cell office:value-type="float" office:value="900">
            <text:p>900</text:p>
          </table:table-cell>
          <table:table-cell office:value-type="float" office:value="2300">
            <text:p>2300</text:p>
          </table:table-cell>
          <table:table-cell office:value-type="float" office:value="930">
            <text:p>93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1070">
            <text:p>107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topa zwrotu [%]</text:p>
          </table:table-cell>
          <table:table-cell table:formula="of:=[.C9]/(-[.C8])*100" office:value-type="float" office:value="220">
            <text:p>220</text:p>
          </table:table-cell>
          <table:table-cell table:formula="of:=[.D9]/(-[.D8])*100" office:value-type="float" office:value="12857.1428571429">
            <text:p>12857,1428571429</text:p>
          </table:table-cell>
          <table:table-cell table:formula="of:=[.E9]/(-[.E8])*100" office:value-type="float" office:value="99.3520518358531">
            <text:p>99,3520518359</text:p>
          </table:table-cell>
          <table:table-cell table:formula="of:=[.F9]/(-[.F8])*100" office:value-type="float" office:value="3100">
            <text:p>3100</text:p>
          </table:table-cell>
          <table:table-cell table:formula="of:=[.G9]/(-[.G8])*100" office:value-type="float" office:value="15.3846153846154">
            <text:p>15,3846153846</text:p>
          </table:table-cell>
          <table:table-cell table:formula="of:=[.H9]/(-[.H8])*100" office:value-type="float" office:value="41.1710887465691">
            <text:p>41,1710887466</text:p>
          </table:table-cell>
          <table:table-cell table:formula="of:=[.I9]/(-[.I8])*100" office:value-type="float" office:value="185.185185185185">
            <text:p>185,1851851852</text:p>
          </table:table-cell>
          <table:table-cell table:formula="of:=[.J9]/(-[.J8])*100" office:value-type="float" office:value="356.666666666667">
            <text:p>356,66666666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Francja 2</text:p>
          </table:table-cell>
          <table:table-cell table:style-name="ce15"/>
          <table:table-cell table:style-name="ce15" office:value-type="float" office:value="2003">
            <text:p>2003</text:p>
          </table:table-cell>
          <table:table-cell table:style-name="ce15" office:value-type="float" office:value="2004">
            <text:p>2004</text:p>
          </table:table-cell>
          <table:table-cell table:style-name="ce15" office:value-type="float" office:value="2005">
            <text:p>2005</text:p>
          </table:table-cell>
          <table:table-cell table:style-name="ce15" office:value-type="float" office:value="2006">
            <text:p>2006</text:p>
          </table:table-cell>
          <table:table-cell table:style-name="ce15" office:value-type="float" office:value="2007">
            <text:p>2007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2010">
            <text:p>2010</text:p>
          </table:table-cell>
          <table:table-cell table:style-name="ce28" office:value-type="float" office:value="2011">
            <text:p>2011</text:p>
          </table:table-cell>
          <table:table-cell table:style-name="ce15" table:number-columns-repeated="1013"/>
        </table:table-row>
        <table:table-row table:style-name="ro1">
          <table:table-cell table:style-name="ce7"/>
          <table:table-cell table:style-name="ce3" office:value-type="string">
            <text:p>zapotrzebowanie [zł]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-5">
            <text:p>-5</text:p>
          </table:table-cell>
          <table:table-cell table:style-name="ce3" office:value-type="float" office:value="-1100">
            <text:p>-1100</text:p>
          </table:table-cell>
          <table:table-cell table:style-name="ce3" office:value-type="float" office:value="-240">
            <text:p>-240</text:p>
          </table:table-cell>
          <table:table-cell table:style-name="ce3" office:value-type="float" office:value="-400">
            <text:p>-400</text:p>
          </table:table-cell>
          <table:table-cell table:style-name="ce3" office:value-type="float" office:value="-420">
            <text:p>-420</text:p>
          </table:table-cell>
          <table:table-cell table:style-name="ce3" office:value-type="float" office:value="-1000">
            <text:p>-1000</text:p>
          </table:table-cell>
          <table:table-cell table:style-name="ce26"/>
          <table:table-cell table:style-name="ce3" table:number-columns-repeated="1013"/>
        </table:table-row>
        <table:table-row table:style-name="ro1">
          <table:table-cell/>
          <table:table-cell office:value-type="string">
            <text:p>efekt [zł]</text:p>
          </table:table-cell>
          <table:table-cell office:value-type="float" office:value="550">
            <text:p>55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390">
            <text:p>390</text:p>
          </table:table-cell>
          <table:table-cell office:value-type="float" office:value="1500">
            <text:p>15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topa zwrotu [%]</text:p>
          </table:table-cell>
          <table:table-cell table:formula="of:=[.C14]/(-[.C13])*100" office:value-type="float" office:value="55000">
            <text:p>55000</text:p>
          </table:table-cell>
          <table:table-cell table:formula="of:=[.D14]/(-[.D13])*100" office:value-type="float" office:value="500">
            <text:p>500</text:p>
          </table:table-cell>
          <table:table-cell table:formula="of:=[.E14]/(-[.E13])*100" office:value-type="float" office:value="8000">
            <text:p>8000</text:p>
          </table:table-cell>
          <table:table-cell table:formula="of:=[.F14]/(-[.F13])*100" office:value-type="float" office:value="63.6363636363636">
            <text:p>63,6363636364</text:p>
          </table:table-cell>
          <table:table-cell table:formula="of:=[.G14]/(-[.G13])*100" office:value-type="float" office:value="250">
            <text:p>250</text:p>
          </table:table-cell>
          <table:table-cell table:formula="of:=[.H14]/(-[.H13])*100" office:value-type="float" office:value="125">
            <text:p>125</text:p>
          </table:table-cell>
          <table:table-cell table:formula="of:=[.I14]/(-[.I13])*100" office:value-type="float" office:value="92.8571428571429">
            <text:p>92,8571428571</text:p>
          </table:table-cell>
          <table:table-cell table:formula="of:=[.J14]/(-[.J13])*100" office:value-type="float" office:value="150">
            <text:p>150</text:p>
          </table:table-cell>
          <table:table-cell table:number-columns-repeated="1014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ce8" office:value-type="string" table:number-columns-spanned="12" table:number-rows-spanned="1">
            <text:p>Remisy do połowy– <text:s/>progresja iloczynowa</text:p>
          </table:table-cell>
          <table:covered-table-cell table:number-columns-repeated="9" table:style-name="ce16"/>
          <table:covered-table-cell table:style-name="ce29"/>
          <table:covered-table-cell table:style-name="ce16"/>
          <table:table-cell table:style-name="ce3" table:number-columns-repeated="4"/>
          <table:table-cell table:style-name="ce16" table:number-columns-repeated="1008"/>
        </table:table-row>
        <table:table-row table:style-name="ro1">
          <table:table-cell table:style-name="ce6" office:value-type="string">
            <text:p>Francja 1</text:p>
          </table:table-cell>
          <table:table-cell table:style-name="ce15"/>
          <table:table-cell table:style-name="ce15" office:value-type="float" office:value="2003">
            <text:p>2003</text:p>
          </table:table-cell>
          <table:table-cell table:style-name="ce15" office:value-type="float" office:value="2004">
            <text:p>2004</text:p>
          </table:table-cell>
          <table:table-cell table:style-name="ce15" office:value-type="float" office:value="2005">
            <text:p>2005</text:p>
          </table:table-cell>
          <table:table-cell table:style-name="ce15" office:value-type="float" office:value="2006">
            <text:p>2006</text:p>
          </table:table-cell>
          <table:table-cell table:style-name="ce15" office:value-type="float" office:value="2007">
            <text:p>2007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2010">
            <text:p>2010</text:p>
          </table:table-cell>
          <table:table-cell table:style-name="ce28" office:value-type="float" office:value="2011">
            <text:p>2011</text:p>
          </table:table-cell>
          <table:table-cell table:style-name="ce15" table:number-columns-repeated="1013"/>
        </table:table-row>
        <table:table-row table:style-name="ro1">
          <table:table-cell/>
          <table:table-cell table:style-name="ce3" office:value-type="string">
            <text:p>zapotrzebowanie [zł]</text:p>
          </table:table-cell>
          <table:table-cell office:value-type="float" office:value="-1000">
            <text:p>-1000</text:p>
          </table:table-cell>
          <table:table-cell office:value-type="float" office:value="-1">
            <text:p>-1</text:p>
          </table:table-cell>
          <table:table-cell office:value-type="float" office:value="-70">
            <text:p>-70</text:p>
          </table:table-cell>
          <table:table-cell office:value-type="float" office:value="-60">
            <text:p>-60</text:p>
          </table:table-cell>
          <table:table-cell office:value-type="float" office:value="-160">
            <text:p>-160</text:p>
          </table:table-cell>
          <table:table-cell office:value-type="float" office:value="-1550">
            <text:p>-1550</text:p>
          </table:table-cell>
          <table:table-cell office:value-type="float" office:value="-170">
            <text:p>-170</text:p>
          </table:table-cell>
          <table:table-cell office:value-type="float" office:value="-250">
            <text:p>-25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fekt [zł]</text:p>
          </table:table-cell>
          <table:table-cell office:value-type="float" office:value="700">
            <text:p>70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  <table:table-cell office:value-type="float" office:value="300">
            <text:p>300</text:p>
          </table:table-cell>
          <table:table-cell office:value-type="float" office:value="420">
            <text:p>42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topa zwrotu [%]</text:p>
          </table:table-cell>
          <table:table-cell table:formula="of:=[.C20]/(-[.C19])*100" office:value-type="float" office:value="70">
            <text:p>70</text:p>
          </table:table-cell>
          <table:table-cell table:formula="of:=[.D20]/(-[.D19])*100" office:value-type="float" office:value="48000">
            <text:p>48000</text:p>
          </table:table-cell>
          <table:table-cell table:formula="of:=[.E20]/(-[.E19])*100" office:value-type="float" office:value="571.428571428571">
            <text:p>571,4285714286</text:p>
          </table:table-cell>
          <table:table-cell table:formula="of:=[.F20]/(-[.F19])*100" office:value-type="float" office:value="833.333333333333">
            <text:p>833,3333333333</text:p>
          </table:table-cell>
          <table:table-cell table:formula="of:=[.G20]/(-[.G19])*100" office:value-type="float" office:value="250">
            <text:p>250</text:p>
          </table:table-cell>
          <table:table-cell table:formula="of:=[.H20]/(-[.H19])*100" office:value-type="float" office:value="35.4838709677419">
            <text:p>35,4838709677</text:p>
          </table:table-cell>
          <table:table-cell table:formula="of:=[.I20]/(-[.I19])*100" office:value-type="float" office:value="176.470588235294">
            <text:p>176,4705882353</text:p>
          </table:table-cell>
          <table:table-cell table:formula="of:=[.J20]/(-[.J19])*100" office:value-type="float" office:value="168">
            <text:p>168</text:p>
          </table:table-cell>
          <table:table-cell table:number-columns-repeated="1014"/>
        </table:table-row>
        <table:table-row table:style-name="ro1">
          <table:table-cell table:style-name="ce9" table:number-columns-spanned="3" table:number-rows-spanned="1"/>
          <table:covered-table-cell table:number-columns-repeated="2" table:style-name="ce3"/>
          <table:table-cell table:style-name="ce3" table:number-columns-repeated="7"/>
          <table:table-cell table:style-name="ce26"/>
          <table:table-cell table:style-name="ce3" table:number-columns-repeated="1013"/>
        </table:table-row>
        <table:table-row table:style-name="ro1">
          <table:table-cell table:style-name="ce6" office:value-type="string">
            <text:p>Francja 2</text:p>
          </table:table-cell>
          <table:table-cell table:style-name="ce15"/>
          <table:table-cell table:style-name="ce15" office:value-type="float" office:value="2003">
            <text:p>2003</text:p>
          </table:table-cell>
          <table:table-cell table:style-name="ce15" office:value-type="float" office:value="2004">
            <text:p>2004</text:p>
          </table:table-cell>
          <table:table-cell table:style-name="ce15" office:value-type="float" office:value="2005">
            <text:p>2005</text:p>
          </table:table-cell>
          <table:table-cell table:style-name="ce15" office:value-type="float" office:value="2006">
            <text:p>2006</text:p>
          </table:table-cell>
          <table:table-cell table:style-name="ce15" office:value-type="float" office:value="2007">
            <text:p>2007</text:p>
          </table:table-cell>
          <table:table-cell table:style-name="ce20" office:value-type="float" office:value="2008">
            <text:p>2008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2010">
            <text:p>2010</text:p>
          </table:table-cell>
          <table:table-cell table:style-name="ce28" office:value-type="float" office:value="2011">
            <text:p>2011</text:p>
          </table:table-cell>
          <table:table-cell table:style-name="ce15" table:number-columns-repeated="1013"/>
        </table:table-row>
        <table:table-row table:style-name="ro1">
          <table:table-cell/>
          <table:table-cell table:style-name="ce3" office:value-type="string">
            <text:p>zapotrzebowanie [zł]</text:p>
          </table:table-cell>
          <table:table-cell office:value-type="float" office:value="-1">
            <text:p>-1</text:p>
          </table:table-cell>
          <table:table-cell office:value-type="float" office:value="-700">
            <text:p>-700</text:p>
          </table:table-cell>
          <table:table-cell office:value-type="float" office:value="-65">
            <text:p>-65</text:p>
          </table:table-cell>
          <table:table-cell office:value-type="float" office:value="-100">
            <text:p>-100</text:p>
          </table:table-cell>
          <table:table-cell office:value-type="float" office:value="-20">
            <text:p>-20</text:p>
          </table:table-cell>
          <table:table-cell table:style-name="ce21" office:value-type="float" office:value="-280">
            <text:p>-280</text:p>
          </table:table-cell>
          <table:table-cell office:value-type="float" office:value="-10">
            <text:p>-10</text:p>
          </table:table-cell>
          <table:table-cell office:value-type="float" office:value="-1800">
            <text:p>-18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fekt [zł]</text:p>
          </table:table-cell>
          <table:table-cell office:value-type="float" office:value="460">
            <text:p>46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440">
            <text:p>440</text:p>
          </table:table-cell>
          <table:table-cell table:style-name="ce21"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topa zwrotu [%]</text:p>
          </table:table-cell>
          <table:table-cell table:formula="of:=[.C25]/(-[.C24])*100" office:value-type="float" office:value="46000">
            <text:p>46000</text:p>
          </table:table-cell>
          <table:table-cell table:formula="of:=[.D25]/(-[.D24])*100" office:value-type="float" office:value="57.1428571428571">
            <text:p>57,1428571429</text:p>
          </table:table-cell>
          <table:table-cell table:formula="of:=[.E25]/(-[.E24])*100" office:value-type="float" office:value="615.384615384616">
            <text:p>615,3846153846</text:p>
          </table:table-cell>
          <table:table-cell table:formula="of:=[.F25]/(-[.F24])*100" office:value-type="float" office:value="300">
            <text:p>300</text:p>
          </table:table-cell>
          <table:table-cell table:formula="of:=[.G25]/(-[.G24])*100" office:value-type="float" office:value="2200">
            <text:p>2200</text:p>
          </table:table-cell>
          <table:table-cell table:style-name="ce21" table:formula="of:=[.H25]/(-[.H24])*100" office:value-type="float" office:value="71.4285714285714">
            <text:p>71,4285714286</text:p>
          </table:table-cell>
          <table:table-cell table:formula="of:=[.I25]/(-[.I24])*100" office:value-type="float" office:value="4000">
            <text:p>4000</text:p>
          </table:table-cell>
          <table:table-cell table:formula="of:=[.J25]/(-[.J24])*100" office:value-type="float" office:value="27.7777777777778">
            <text:p>27,7777777778</text:p>
          </table:table-cell>
          <table:table-cell table:number-columns-repeated="1014"/>
        </table:table-row>
        <table:table-row table:style-name="ro1">
          <table:table-cell table:style-name="ce9" table:number-columns-spanned="3" table:number-rows-spanned="1"/>
          <table:covered-table-cell table:number-columns-repeated="2" table:style-name="ce3"/>
          <table:table-cell table:style-name="ce3" table:number-columns-repeated="7"/>
          <table:table-cell table:style-name="ce26"/>
          <table:table-cell table:style-name="ce3" table:number-columns-repeated="1013"/>
        </table:table-row>
        <table:table-row table:style-name="ro1">
          <table:table-cell table:style-name="ce6" office:value-type="string">
            <text:p>Włochy 2</text:p>
          </table:table-cell>
          <table:table-cell table:style-name="ce15"/>
          <table:table-cell table:style-name="ce15" office:value-type="float" office:value="2003">
            <text:p>2003</text:p>
          </table:table-cell>
          <table:table-cell table:style-name="ce15" office:value-type="float" office:value="2004">
            <text:p>2004</text:p>
          </table:table-cell>
          <table:table-cell table:style-name="ce15" office:value-type="float" office:value="2005">
            <text:p>2005</text:p>
          </table:table-cell>
          <table:table-cell table:style-name="ce15" office:value-type="float" office:value="2006">
            <text:p>2006</text:p>
          </table:table-cell>
          <table:table-cell table:style-name="ce15" office:value-type="float" office:value="2007">
            <text:p>2007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2010">
            <text:p>2010</text:p>
          </table:table-cell>
          <table:table-cell table:style-name="ce28" office:value-type="float" office:value="2011">
            <text:p>2011</text:p>
          </table:table-cell>
          <table:table-cell table:style-name="ce15" table:number-columns-repeated="1013"/>
        </table:table-row>
        <table:table-row table:style-name="ro1">
          <table:table-cell/>
          <table:table-cell table:style-name="ce3" office:value-type="string">
            <text:p>zapotrzebowanie [zł]</text:p>
          </table:table-cell>
          <table:table-cell office:value-type="float" office:value="-460">
            <text:p>-460</text:p>
          </table:table-cell>
          <table:table-cell office:value-type="float" office:value="-1850">
            <text:p>-1850</text:p>
          </table:table-cell>
          <table:table-cell office:value-type="float" office:value="-5">
            <text:p>-5</text:p>
          </table:table-cell>
          <table:table-cell office:value-type="float" office:value="-260">
            <text:p>-260</text:p>
          </table:table-cell>
          <table:table-cell office:value-type="float" office:value="-330">
            <text:p>-330</text:p>
          </table:table-cell>
          <table:table-cell office:value-type="float" office:value="-40">
            <text:p>-40</text:p>
          </table:table-cell>
          <table:table-cell office:value-type="float" office:value="-620">
            <text:p>-620</text:p>
          </table:table-cell>
          <table:table-cell office:value-type="float" office:value="-140">
            <text:p>-14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fekt [zł]</text:p>
          </table:table-cell>
          <table:table-cell office:value-type="float" office:value="600">
            <text:p>600</text:p>
          </table:table-cell>
          <table:table-cell office:value-type="float" office:value="250">
            <text:p>25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topa zwrotu [%]</text:p>
          </table:table-cell>
          <table:table-cell table:formula="of:=[.C30]/(-[.C29])*100" office:value-type="float" office:value="130.434782608696">
            <text:p>130,4347826087</text:p>
          </table:table-cell>
          <table:table-cell table:formula="of:=[.D30]/(-[.D29])*100" office:value-type="float" office:value="13.5135135135135">
            <text:p>13,5135135135</text:p>
          </table:table-cell>
          <table:table-cell table:formula="of:=[.E30]/(-[.E29])*100" office:value-type="float" office:value="10800">
            <text:p>10800</text:p>
          </table:table-cell>
          <table:table-cell table:formula="of:=[.F30]/(-[.F29])*100" office:value-type="float" office:value="192.307692307692">
            <text:p>192,3076923077</text:p>
          </table:table-cell>
          <table:table-cell table:formula="of:=[.G30]/(-[.G29])*100" office:value-type="float" office:value="90.9090909090909">
            <text:p>90,9090909091</text:p>
          </table:table-cell>
          <table:table-cell table:formula="of:=[.H30]/(-[.H29])*100" office:value-type="float" office:value="1250">
            <text:p>1250</text:p>
          </table:table-cell>
          <table:table-cell table:formula="of:=[.I30]/(-[.I29])*100" office:value-type="float" office:value="83.8709677419355">
            <text:p>83,8709677419</text:p>
          </table:table-cell>
          <table:table-cell table:formula="of:=[.J30]/(-[.J29])*100" office:value-type="float" office:value="428.571428571429">
            <text:p>428,571428571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spanned="4" table:number-rows-spanned="1"/>
          <table:covered-table-cell table:number-columns-repeated="3" table:style-name="ce3"/>
          <table:table-cell table:style-name="ce3" table:number-columns-repeated="6"/>
          <table:table-cell table:style-name="ce26"/>
          <table:table-cell table:style-name="ce3" table:number-columns-repeated="1013"/>
        </table:table-row>
        <table:table-row table:style-name="ro1">
          <table:table-cell table:style-name="ce6" office:value-type="string">
            <text:p>Portugalia 1</text:p>
          </table:table-cell>
          <table:table-cell table:style-name="ce15"/>
          <table:table-cell table:style-name="ce15" office:value-type="float" office:value="2003">
            <text:p>2003</text:p>
          </table:table-cell>
          <table:table-cell table:style-name="ce15" office:value-type="float" office:value="2004">
            <text:p>2004</text:p>
          </table:table-cell>
          <table:table-cell table:style-name="ce15" office:value-type="float" office:value="2005">
            <text:p>2005</text:p>
          </table:table-cell>
          <table:table-cell table:style-name="ce15" office:value-type="float" office:value="2006">
            <text:p>2006</text:p>
          </table:table-cell>
          <table:table-cell table:style-name="ce15" office:value-type="float" office:value="2007">
            <text:p>2007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2010">
            <text:p>2010</text:p>
          </table:table-cell>
          <table:table-cell table:style-name="ce28" office:value-type="float" office:value="2011">
            <text:p>2011</text:p>
          </table:table-cell>
          <table:table-cell table:style-name="ce15" table:number-columns-repeated="1013"/>
        </table:table-row>
        <table:table-row table:style-name="ro1">
          <table:table-cell/>
          <table:table-cell table:style-name="ce3" office:value-type="string">
            <text:p>zapotrzebowanie [zł]</text:p>
          </table:table-cell>
          <table:table-cell/>
          <table:table-cell table:number-columns-repeated="2" office:value-type="float" office:value="-180">
            <text:p>-180</text:p>
          </table:table-cell>
          <table:table-cell office:value-type="float" office:value="-30">
            <text:p>-30</text:p>
          </table:table-cell>
          <table:table-cell office:value-type="float" office:value="-1">
            <text:p>-1</text:p>
          </table:table-cell>
          <table:table-cell office:value-type="float" office:value="-25">
            <text:p>-25</text:p>
          </table:table-cell>
          <table:table-cell office:value-type="float" office:value="-110">
            <text:p>-110</text:p>
          </table:table-cell>
          <table:table-cell office:value-type="float" office:value="-340">
            <text:p>-34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fekt [zł]</text:p>
          </table:table-cell>
          <table:table-cell/>
          <table:table-cell office:value-type="float" office:value="260">
            <text:p>260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210">
            <text:p>21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topa zwrotu [%]</text:p>
          </table:table-cell>
          <table:table-cell/>
          <table:table-cell table:formula="of:=[.D36]/(-[.D35])*100" office:value-type="float" office:value="144.444444444444">
            <text:p>144,4444444444</text:p>
          </table:table-cell>
          <table:table-cell table:formula="of:=[.E36]/(-[.E35])*100" office:value-type="float" office:value="100">
            <text:p>100</text:p>
          </table:table-cell>
          <table:table-cell table:formula="of:=[.F36]/(-[.F35])*100" office:value-type="float" office:value="366.666666666667">
            <text:p>366,6666666667</text:p>
          </table:table-cell>
          <table:table-cell table:formula="of:=[.G36]/(-[.G35])*100" office:value-type="float" office:value="10000">
            <text:p>10000</text:p>
          </table:table-cell>
          <table:table-cell table:formula="of:=[.H36]/(-[.H35])*100" office:value-type="float" office:value="500">
            <text:p>500</text:p>
          </table:table-cell>
          <table:table-cell table:formula="of:=[.I36]/(-[.I35])*100" office:value-type="float" office:value="190.909090909091">
            <text:p>190,9090909091</text:p>
          </table:table-cell>
          <table:table-cell table:formula="of:=[.J36]/(-[.J35])*100" office:value-type="float" office:value="102.941176470588">
            <text:p>102,9411764706</text:p>
          </table:table-cell>
          <table:table-cell table:number-columns-repeated="1014"/>
        </table:table-row>
        <table:table-row table:style-name="ro1">
          <table:table-cell table:style-name="ce9" table:number-columns-spanned="3" table:number-rows-spanned="1"/>
          <table:covered-table-cell table:number-columns-repeated="2" table:style-name="ce3"/>
          <table:table-cell table:style-name="ce3" table:number-columns-repeated="7"/>
          <table:table-cell table:style-name="ce26"/>
          <table:table-cell table:style-name="ce3" table:number-columns-repeated="1013"/>
        </table:table-row>
        <table:table-row table:style-name="ro1">
          <table:table-cell table:style-name="ce6" office:value-type="string">
            <text:p>Szkocja 1</text:p>
          </table:table-cell>
          <table:table-cell table:style-name="ce15"/>
          <table:table-cell table:style-name="ce15" office:value-type="float" office:value="2003">
            <text:p>2003</text:p>
          </table:table-cell>
          <table:table-cell table:style-name="ce15" office:value-type="float" office:value="2004">
            <text:p>2004</text:p>
          </table:table-cell>
          <table:table-cell table:style-name="ce15" office:value-type="float" office:value="2005">
            <text:p>2005</text:p>
          </table:table-cell>
          <table:table-cell table:style-name="ce15" office:value-type="float" office:value="2006">
            <text:p>2006</text:p>
          </table:table-cell>
          <table:table-cell table:style-name="ce15" office:value-type="float" office:value="2007">
            <text:p>2007</text:p>
          </table:table-cell>
          <table:table-cell table:style-name="ce15" office:value-type="float" office:value="2008">
            <text:p>2008</text:p>
          </table:table-cell>
          <table:table-cell table:style-name="ce15" office:value-type="float" office:value="2009">
            <text:p>2009</text:p>
          </table:table-cell>
          <table:table-cell table:style-name="ce15" office:value-type="float" office:value="2010">
            <text:p>2010</text:p>
          </table:table-cell>
          <table:table-cell table:style-name="ce28" office:value-type="float" office:value="2011">
            <text:p>2011</text:p>
          </table:table-cell>
          <table:table-cell table:style-name="ce15" table:number-columns-repeated="1013"/>
        </table:table-row>
        <table:table-row table:style-name="ro1">
          <table:table-cell/>
          <table:table-cell table:style-name="ce3" office:value-type="string">
            <text:p>zapotrzebowanie [zł]</text:p>
          </table:table-cell>
          <table:table-cell office:value-type="float" office:value="-1850">
            <text:p>-1850</text:p>
          </table:table-cell>
          <table:table-cell office:value-type="float" office:value="-1450">
            <text:p>-1450</text:p>
          </table:table-cell>
          <table:table-cell office:value-type="float" office:value="-1600">
            <text:p>-1600</text:p>
          </table:table-cell>
          <table:table-cell office:value-type="float" office:value="-5">
            <text:p>-5</text:p>
          </table:table-cell>
          <table:table-cell office:value-type="float" office:value="-2450">
            <text:p>-2450</text:p>
          </table:table-cell>
          <table:table-cell office:value-type="float" office:value="-700">
            <text:p>-700</text:p>
          </table:table-cell>
          <table:table-cell office:value-type="float" office:value="-200">
            <text:p>-200</text:p>
          </table:table-cell>
          <table:table-cell office:value-type="float" office:value="-280">
            <text:p>-28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fekt [zł]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topa zwrotu [%]</text:p>
          </table:table-cell>
          <table:table-cell table:formula="of:=[.C41]/(-[.C40])*100" office:value-type="float" office:value="10.8108108108108">
            <text:p>10,8108108108</text:p>
          </table:table-cell>
          <table:table-cell table:formula="of:=[.D41]/(-[.D40])*100" office:value-type="float" office:value="31.0344827586207">
            <text:p>31,0344827586</text:p>
          </table:table-cell>
          <table:table-cell table:formula="of:=[.E41]/(-[.E40])*100" office:value-type="float" office:value="37.5">
            <text:p>37,5</text:p>
          </table:table-cell>
          <table:table-cell table:formula="of:=[.F41]/(-[.F40])*100" office:value-type="float" office:value="3000">
            <text:p>3000</text:p>
          </table:table-cell>
          <table:table-cell table:formula="of:=[.G41]/(-[.G40])*100" office:value-type="float" office:value="24.4897959183673">
            <text:p>24,4897959184</text:p>
          </table:table-cell>
          <table:table-cell table:formula="of:=[.H41]/(-[.H40])*100" office:value-type="float" office:value="42.8571428571429">
            <text:p>42,8571428571</text:p>
          </table:table-cell>
          <table:table-cell table:formula="of:=[.I41]/(-[.I40])*100" office:value-type="float" office:value="150">
            <text:p>150</text:p>
          </table:table-cell>
          <table:table-cell table:formula="of:=[.J41]/(-[.J40])*100" office:value-type="float" office:value="50">
            <text:p>5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LEGENDA:</text:p>
          </table:table-cell>
          <table:table-cell table:style-name="ce17" table:number-columns-repeated="6"/>
          <table:table-cell table:style-name="ce22"/>
          <table:table-cell table:number-columns-repeated="1016"/>
        </table:table-row>
        <table:table-row table:style-name="ro1">
          <table:table-cell table:style-name="ce11"/>
          <table:table-cell table:style-name="ce18" office:value-type="string" table:number-columns-spanned="7" table:number-rows-spanned="1">
            <text:p>Szary oznacza, ze trzeba skonczyc wczesniej by uzyskać dobry wynik, tzn, nie obstawiac pod koniec na pałe</text:p>
          </table:table-cell>
          <table:covered-table-cell table:number-columns-repeated="5" table:style-name="ce19"/>
          <table:covered-table-cell table:style-name="ce2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/>
          <table:table-cell table:style-name="ce19" table:number-columns-repeated="9"/>
          <table:table-cell table:style-name="ce23"/>
          <table:table-cell office:value-type="string">
            <text:p>Odchylenie std</text:p>
          </table:table-cell>
          <table:table-cell office:value-type="string">
            <text:p>Srednia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Sumarycznie:</text:p>
          </table:table-cell>
          <table:table-cell table:style-name="ce3" office:value-type="string">
            <text:p>zapotrzebowanie [zł]</text:p>
          </table:table-cell>
          <table:table-cell table:formula="of:=[.C19]+[.C24]+[.C29]+[.C35]+[.C40]+[.C8]+[.C13]" office:value-type="float" office:value="-3812">
            <text:p>-3812</text:p>
          </table:table-cell>
          <table:table-cell table:formula="of:=[.D19]+[.D24]+[.D29]+[.D35]+[.D40]+[.D8]+[.D13]" office:value-type="float" office:value="-4228">
            <text:p>-4228</text:p>
          </table:table-cell>
          <table:table-cell table:formula="of:=[.E19]+[.E24]+[.E29]+[.E35]+[.E40]+[.E8]+[.E13]" office:value-type="float" office:value="-4240">
            <text:p>-4240</text:p>
          </table:table-cell>
          <table:table-cell table:formula="of:=[.F19]+[.F24]+[.F29]+[.F35]+[.F40]+[.F8]+[.F13]" office:value-type="float" office:value="-1585">
            <text:p>-1585</text:p>
          </table:table-cell>
          <table:table-cell table:formula="of:=[.G19]+[.G24]+[.G29]+[.G35]+[.G40]+[.G8]+[.G13]" office:value-type="float" office:value="-5931">
            <text:p>-5931</text:p>
          </table:table-cell>
          <table:table-cell table:formula="of:=[.H19]+[.H24]+[.H29]+[.H35]+[.H40]+[.H8]+[.H13]" office:value-type="float" office:value="-5181">
            <text:p>-5181</text:p>
          </table:table-cell>
          <table:table-cell table:formula="of:=[.I19]+[.I24]+[.I29]+[.I35]+[.I40]+[.I8]+[.I13]" office:value-type="float" office:value="-2070">
            <text:p>-2070</text:p>
          </table:table-cell>
          <table:table-cell table:formula="of:=[.J19]+[.J24]+[.J29]+[.J35]+[.J40]+[.J8]+[.J13]" office:value-type="float" office:value="-4110">
            <text:p>-4110</text:p>
          </table:table-cell>
          <table:table-cell table:style-name="Default"/>
          <table:table-cell table:formula="of:=STDEV([.C49:.J49])" office:value-type="float" office:value="1451.54321204316">
            <text:p>1451,5432120432</text:p>
          </table:table-cell>
          <table:table-cell table:formula="of:=AVERAGE([.C49:.J49])" office:value-type="float" office:value="-3894.625">
            <text:p>-3894,62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>
            <text:p>efekt [zł]</text:p>
          </table:table-cell>
          <table:table-cell table:formula="of:=[.C20]+[.C25]+[.C30]+[.C36]+[.C41]+[.C9]+[.C14]" office:value-type="float" office:value="3610">
            <text:p>3610</text:p>
          </table:table-cell>
          <table:table-cell table:formula="of:=[.D20]+[.D25]+[.D30]+[.D36]+[.D41]+[.D9]+[.D14]" office:value-type="float" office:value="2940">
            <text:p>2940</text:p>
          </table:table-cell>
          <table:table-cell table:formula="of:=[.E20]+[.E25]+[.E30]+[.E36]+[.E41]+[.E9]+[.E14]" office:value-type="float" office:value="4820">
            <text:p>4820</text:p>
          </table:table-cell>
          <table:table-cell table:formula="of:=[.F20]+[.F25]+[.F30]+[.F36]+[.F41]+[.F9]+[.F14]" office:value-type="float" office:value="3190">
            <text:p>3190</text:p>
          </table:table-cell>
          <table:table-cell table:formula="of:=[.G20]+[.G25]+[.G30]+[.G36]+[.G41]+[.G9]+[.G14]" office:value-type="float" office:value="2860">
            <text:p>2860</text:p>
          </table:table-cell>
          <table:table-cell table:formula="of:=[.H20]+[.H25]+[.H30]+[.H36]+[.H41]+[.H9]+[.H14]" office:value-type="float" office:value="3075">
            <text:p>3075</text:p>
          </table:table-cell>
          <table:table-cell table:formula="of:=[.I20]+[.I25]+[.I30]+[.I36]+[.I41]+[.I9]+[.I14]" office:value-type="float" office:value="3120">
            <text:p>3120</text:p>
          </table:table-cell>
          <table:table-cell table:formula="of:=[.J20]+[.J25]+[.J30]+[.J36]+[.J41]+[.J9]+[.J14]" office:value-type="float" office:value="4580">
            <text:p>4580</text:p>
          </table:table-cell>
          <table:table-cell table:style-name="Default"/>
          <table:table-cell table:formula="of:=STDEV([.C50:.J50])" office:value-type="float" office:value="761.621566602657">
            <text:p>761,6215666027</text:p>
          </table:table-cell>
          <table:table-cell table:formula="of:=AVERAGE([.C50:.J50])" office:value-type="float" office:value="3524.375">
            <text:p>3524,3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>
            <text:p>stopa zwrotu [%]</text:p>
          </table:table-cell>
          <table:table-cell table:formula="of:=[.C50]/(-[.C49])*100" office:value-type="float" office:value="94.700944386149">
            <text:p>94,7009443861</text:p>
          </table:table-cell>
          <table:table-cell table:formula="of:=[.D50]/(-[.D49])*100" office:value-type="float" office:value="69.5364238410596">
            <text:p>69,5364238411</text:p>
          </table:table-cell>
          <table:table-cell table:formula="of:=[.E50]/(-[.E49])*100" office:value-type="float" office:value="113.679245283019">
            <text:p>113,679245283</text:p>
          </table:table-cell>
          <table:table-cell table:formula="of:=[.F50]/(-[.F49])*100" office:value-type="float" office:value="201.261829652997">
            <text:p>201,261829653</text:p>
          </table:table-cell>
          <table:table-cell table:formula="of:=[.G50]/(-[.G49])*100" office:value-type="float" office:value="48.2212105884337">
            <text:p>48,2212105884</text:p>
          </table:table-cell>
          <table:table-cell table:formula="of:=[.H50]/(-[.H49])*100" office:value-type="float" office:value="59.3514765489288">
            <text:p>59,3514765489</text:p>
          </table:table-cell>
          <table:table-cell table:formula="of:=[.I50]/(-[.I49])*100" office:value-type="float" office:value="150.724637681159">
            <text:p>150,7246376812</text:p>
          </table:table-cell>
          <table:table-cell table:formula="of:=[.J50]/(-[.J49])*100" office:value-type="float" office:value="111.435523114355">
            <text:p>111,4355231144</text:p>
          </table:table-cell>
          <table:table-cell table:style-name="Default"/>
          <table:table-cell table:formula="of:=STDEV([.C51:.J51])" office:value-type="float" office:value="50.8994184752822">
            <text:p>50,8994184753</text:p>
          </table:table-cell>
          <table:table-cell table:formula="of:=[.M50]/(-[.M49])*100" office:value-type="float" office:value="90.4933080848605">
            <text:p>90,4933080849</text:p>
          </table:table-cell>
          <table:table-cell table:number-columns-repeated="1011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5">25.10.2011</text:date>, <text:time>16:21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9T18:19:55</meta:creation-date>
    <meta:editing-duration>PT10H44M8S</meta:editing-duration>
    <meta:editing-cycles>6</meta:editing-cycles>
    <meta:generator>OpenOffice.org/3.3$Win32 OpenOffice.org_project/330m20$Build-9567</meta:generator>
    <meta:initial-creator>noname </meta:initial-creator>
    <dc:date>2011-10-25T16:21:46.01</dc:date>
    <dc:creator>noname noname</dc:creator>
    <meta:document-statistic meta:table-count="3" meta:cell-count="336" meta:object-count="0"/>
  </office:meta>
</office:document-meta>
</file>